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u</mi>
        <mo stretchy="false">̄</mo>
      </mover>
      <mrow>
        <mi/>
        <mo stretchy="false">=</mo>
        <mi/>
      </mrow>
      <mfrac>
        <mn>1</mn>
        <msqrt>
          <mrow>
            <msub>
              <mo stretchy="false">μ</mo>
              <mtext>r</mtext>
            </msub>
            <msub>
              <mrow>
                <mover accent="true">
                  <mo stretchy="false">ϵ</mo>
                  <mo stretchy="false">̄</mo>
                </mover>
              </mrow>
              <mtext>r</mtext>
            </msub>
            <msub>
              <mo stretchy="false">μ</mo>
              <mn>0</mn>
            </msub>
            <msub>
              <mo stretchy="false">ϵ</mo>
              <mn>0</mn>
            </msub>
          </mrow>
        </msqrt>
      </mfrac>
      <mrow>
        <mi/>
        <mo stretchy="false">=</mo>
        <mi/>
      </mrow>
      <mfrac>
        <mi>c</mi>
        <mrow>
          <msub>
            <mrow>
              <mover accent="true">
                <mo stretchy="false">ϵ</mo>
                <mo stretchy="false">̄</mo>
              </mover>
            </mrow>
            <mtext>r</mtext>
          </msub>
          <msub>
            <mo stretchy="false">μ</mo>
            <mtext>r</mtext>
          </msub>
        </mrow>
      </mfrac>
    </mrow>
    <annotation encoding="StarMath 5.0">bar u `=` 1 over sqrt{%imu_"r" {bar %iepsilon}_"r" %mu_0 %epsilon_0} `=` c over {{bar %iepsilon}_"r" %imu_"r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04:50.525000000</meta:creation-date>
    <meta:generator>LibreOffice/4.1.4.2$Windows_x86 LibreOffice_project/0a0440ccc0227ad9829de5f46be37cfb6edcf72</meta:generator>
  </office:meta>
</office:document-meta>
</file>